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9cb02" officeooo:paragraph-rsid="0009cb02"/>
    </style:style>
    <style:style style:name="P2" style:family="paragraph" style:parent-style-name="Standard">
      <style:text-properties style:font-name="Arial" officeooo:rsid="000b0339" officeooo:paragraph-rsid="000b0339"/>
    </style:style>
    <style:style style:name="P3" style:family="paragraph" style:parent-style-name="Standard">
      <style:text-properties style:font-name="Arial" officeooo:rsid="000bc7cf" officeooo:paragraph-rsid="000bc7cf"/>
    </style:style>
    <style:style style:name="P4" style:family="paragraph" style:parent-style-name="Standard">
      <style:paragraph-properties fo:text-align="center" style:justify-single-word="false"/>
      <style:text-properties style:font-name="Arial" fo:font-size="15pt" style:text-underline-style="solid" style:text-underline-width="auto" style:text-underline-color="font-color" fo:font-weight="bold" officeooo:rsid="0009cb02" officeooo:paragraph-rsid="0009cb02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Arial" officeooo:rsid="000e57c7" officeooo:paragraph-rsid="000e57c7"/>
    </style:style>
    <style:style style:name="T1" style:family="text">
      <style:text-properties officeooo:rsid="000c6ddd"/>
    </style:style>
    <style:style style:name="T2" style:family="text">
      <style:text-properties officeooo:rsid="000e7bb7"/>
    </style:style>
    <style:style style:name="T3" style:family="text">
      <style:text-properties officeooo:rsid="00101225"/>
    </style:style>
    <style:style style:name="T4" style:family="text">
      <style:text-properties officeooo:rsid="0010ee79"/>
    </style:style>
    <style:style style:name="T5" style:family="text">
      <style:text-properties officeooo:rsid="0011ed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apport Semaine 5</text:p>
      <text:p text:style-name="P1"/>
      <text:p text:style-name="P2">Nous avons continu<text:span text:style-name="T5">é</text:span> à améliorer le code. Nous avons corrig<text:span text:style-name="T5">é</text:span> de nombreux bugs et problèmes.</text:p>
      <text:p text:style-name="P2"/>
      <text:p text:style-name="P3">Le code génère le DCC et DCA avec les associations, héritages, <text:span text:style-name="T1">et/</text:span>ou interfaces. <text:span text:style-name="T1">Les méthodes fonctionnent correctement avec</text:span> les <text:span text:style-name="T1">bons </text:span>modificateurs, param<text:span text:style-name="T1">è</text:span>tres, types <text:span text:style-name="T1">de paramètres </text:span>et leurs types de retour. <text:span text:style-name="T2">Nous avons encore quelques problèmes à corriger pour améliorer l’API.</text:span></text:p>
      <text:p text:style-name="P3"/>
      <text:p text:style-name="P5">Nous sommes dans la dernière ligne droite de notre projet. <text:span text:style-name="T3">Nous </text:span><text:span text:style-name="T4">allons commencer</text:span><text:span text:style-name="T3"> la préparation du rendu final et de la présentation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nos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nos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family="Arimo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0:19:21.127654937</meta:creation-date>
    <dc:date>2023-06-08T20:43:35.763413668</dc:date>
    <meta:editing-duration>PT51M45S</meta:editing-duration>
    <meta:editing-cycles>10</meta:editing-cycles>
    <meta:generator>LibreOffice/7.0.4.2$Linux_X86_64 LibreOffice_project/00$Build-2</meta:generator>
    <meta:document-statistic meta:table-count="0" meta:image-count="0" meta:object-count="0" meta:page-count="1" meta:paragraph-count="4" meta:word-count="80" meta:character-count="516" meta:non-whitespace-character-count="440"/>
  </office:meta>
</office:document-meta>
</file>